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CD0000014743C5BFE85CB24251.png" manifest:media-type="image/png"/>
  <manifest:file-entry manifest:full-path="Pictures/100000000000028300000151BA4825C2B8DAE3C1.png" manifest:media-type="image/png"/>
  <manifest:file-entry manifest:full-path="Pictures/100002010000020F000001A24526C8F42E527282.png" manifest:media-type="image/png"/>
  <manifest:file-entry manifest:full-path="Pictures/100000000000021B00000118D853FC2AD88EA384.png" manifest:media-type="image/png"/>
  <manifest:file-entry manifest:full-path="Pictures/1000000000000CEC000009B16D3849F3A43CBBBC.png" manifest:media-type="image/png"/>
  <manifest:file-entry manifest:full-path="Pictures/10000201000004B0000002767D0DC927453693CC.png" manifest:media-type="image/png"/>
  <manifest:file-entry manifest:full-path="Pictures/10000000000003BD0000021B23D1DD66219D9698.jpg" manifest:media-type="image/jpeg"/>
  <manifest:file-entry manifest:full-path="Pictures/100000000000014D000001954FD692E40C52D0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fill="bitmap" draw:fill-image-name="Bitmap_20_1" style:repeat="stretch" draw:textarea-vertical-align="middl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Bitmap_20_1" style:repeat="stretch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Git/GitHub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>
          <draw:text-box/>
        </draw:frame>
        <draw:frame draw:style-name="gr1" draw:text-style-name="P2" draw:layer="layout" svg:width="25.332cm" svg:height="13.298cm" svg:x="1.4cm" svg:y="5cm">
          <draw:image xlink:href="Pictures/10000201000004B0000002767D0DC927453693C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odificadores de Acessos</text:p>
          </draw:text-box>
        </draw:frame>
        <draw:frame draw:style-name="gr1" draw:text-style-name="P2" draw:layer="layout" svg:width="10.6cm" svg:height="12.892cm" svg:x="8.2cm" svg:y="4.908cm" presentation:class="graphic" presentation:user-transformed="true">
          <draw:image xlink:href="Pictures/100000000000014D000001954FD692E40C52D0E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Herança</text:p>
          </draw:text-box>
        </draw:frame>
        <draw:path draw:style-name="gr3" draw:text-style-name="P3" draw:layer="layout" svg:width="20.799cm" svg:height="10.803cm" svg:x="3.2cm" svg:y="5.098cm" svg:viewBox="0 0 20800 10804" svg:d="M0 10804c0-3601 0-7203 0-10804 6933 0 13867 0 20800 0 0 3601 0 7203 0 10804-6933 0-13867 0-20800 0z">
          <text:p/>
        </draw:path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olimorfismo</text:p>
          </draw:text-box>
        </draw:frame>
        <draw:frame draw:style-name="gr1" draw:text-style-name="P2" draw:layer="layout" svg:width="17.744cm" svg:height="14.073cm" svg:x="5.2cm" svg:y="4.4cm" presentation:class="graphic" presentation:user-transformed="true">
          <draw:image xlink:href="Pictures/100002010000020F000001A24526C8F42E52728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lasses Abstratas</text:p>
          </draw:text-box>
        </draw:frame>
        <draw:frame draw:style-name="gr1" draw:text-style-name="P2" draw:layer="layout" svg:width="24.02cm" svg:height="12.587cm" svg:x="1.4cm" svg:y="5cm" presentation:class="graphic" presentation:user-transformed="true">
          <draw:image xlink:href="Pictures/100000000000028300000151BA4825C2B8DAE3C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Interfaces</text:p>
          </draw:text-box>
        </draw:frame>
        <draw:frame draw:style-name="gr1" draw:text-style-name="P2" draw:layer="layout" svg:width="22.394cm" svg:height="10.21cm" svg:x="2.8cm" svg:y="5.99cm">
          <draw:image xlink:href="Pictures/10000201000002CD0000014743C5BFE85CB2425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atics</text:p>
          </draw:text-box>
        </draw:frame>
        <draw:frame draw:style-name="gr1" draw:text-style-name="P2" draw:layer="layout" svg:width="22.212cm" svg:height="12.509cm" svg:x="2.588cm" svg:y="5.4cm" presentation:class="graphic" presentation:user-transformed="true">
          <draw:image xlink:href="Pictures/10000000000003BD0000021B23D1DD66219D9698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1" draw:display-name="Bitmap 1" xlink:href="Pictures/100000000000021B00000118D853FC2AD88EA38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11:19:53.705375228</meta:creation-date>
    <dc:date>2019-05-13T11:48:47.744890708</dc:date>
    <meta:editing-duration>PT8M35S</meta:editing-duration>
    <meta:editing-cycles>1</meta:editing-cycles>
    <meta:document-statistic meta:object-count="62"/>
    <meta:generator>LibreOffice/5.1.6.2$Linux_x86 LibreOffice_project/10m0$Build-2</meta:generator>
  </office:meta>
</office:document-meta>
</file>